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457cm" style:use-optimal-column-width="false"/>
    </style:style>
    <style:style style:name="co2" style:family="table-column">
      <style:table-column-properties style:column-width="2.454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1.04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B standardization initiativ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a xlink:href="http://voicebiometry.org/" xlink:type="simple">http://voicebiometry.org/</text:a> I-vector based system</text:p>
              </text:list-item>
              <text:list-item>
                <text:p text:style-name="P1">Features – MFCCs</text:p>
              </text:list-item>
              <text:list-item>
                <text:p text:style-name="P1">UBM – trained on NIST SRE 2004-2008 </text:p>
              </text:list-item>
              <text:list-item>
                <text:p text:style-name="P1">Extractor – UBM data + Switchboard 2 (phases 2 and 3) + Fisher English (phases 1 and 2)</text:p>
              </text:list-item>
              <text:list-item>
                <text:p text:style-name="P1">Python implementation</text:p>
              </text:list-item>
              <text:list-item>
                <text:p text:style-name="P1">Diarization implementation based on VBSI - https://github.com/Jamiroquai88/VBDiar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stem Results - 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DM1 - Oracle segmentation</text:p>
                <text:list>
                  <text:list-item>
                    <text:p>EVAL = 24.63, DEV = 25.73</text:p>
                  </text:list-item>
                </text:list>
              </text:list-item>
              <text:list-item>
                <text:p>Beamformed - Oracle segmentation</text:p>
                <text:list>
                  <text:list-item>
                    <text:p>EVAL = 23.31, DEV = 24.84</text:p>
                  </text:list-item>
                </text:list>
              </text:list-item>
              <text:list-item>
                <text:p>Beamformed - Energy based SAD</text:p>
                <text:list>
                  <text:list-item>
                    <text:p>EVAL = 98.24, DEV = 98.58</text:p>
                  </text:list-item>
                </text:list>
              </text:list-item>
              <text:list-item>
                <text:p>SDM1 - Oracle segmentation - assigned all to one speaker</text:p>
                <text:list>
                  <text:list-item>
                    <text:p>EVAL = 57.83, DEV = 62.10</text:p>
                  </text:list-item>
                </text:list>
              </text:list-item>
            </text:list>
          </draw:text-box>
        </draw:frame>
        <draw:frame draw:style-name="standard" draw:layer="layout" svg:width="4.91cm" svg:height="2.085cm" svg:x="30.691cm" svg:y="7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3:09:25.792637609</meta:creation-date>
    <dc:date>2017-07-18T09:25:44.137578722</dc:date>
    <meta:editing-duration>PT21M40S</meta:editing-duration>
    <meta:editing-cycles>3</meta:editing-cycles>
    <meta:generator>LibreOffice/5.3.1.2$Linux_X86_64 LibreOffice_project/30m0$Build-2</meta:generator>
    <meta:document-statistic meta:object-count="30"/>
  </office:meta>
</office:document-meta>
</file>